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CIDSystemInfo.toPD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CIDSystemInfo.PDFCIDSystemInfo( String registry , String ordering , int supp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